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0c6af" officeooo:paragraph-rsid="0000c6af"/>
    </style:style>
    <style:style style:name="P2" style:family="paragraph" style:parent-style-name="Preformatted_20_Text">
      <style:text-properties fo:font-weight="bold" officeooo:rsid="0000c6af" officeooo:paragraph-rsid="0000c6af" style:font-weight-asian="bold" style:font-weight-complex="bold"/>
    </style:style>
    <style:style style:name="P3" style:family="paragraph" style:parent-style-name="Preformatted_20_Text">
      <style:text-properties fo:font-size="12pt" fo:font-weight="bold" officeooo:rsid="0000c6af" officeooo:paragraph-rsid="0000c6af" style:font-size-asian="12pt" style:font-weight-asian="bold" style:font-size-complex="12pt" style:font-weight-complex="bold"/>
    </style:style>
    <style:style style:name="P4" style:family="paragraph" style:parent-style-name="Preformatted_20_Text">
      <style:text-properties fo:font-size="14pt" fo:font-weight="bold" officeooo:rsid="0000c6af" officeooo:paragraph-rsid="0000c6af" style:font-size-asian="14pt" style:font-weight-asian="bold" style:font-size-complex="14pt" style:font-weight-complex="bold"/>
    </style:style>
    <style:style style:name="P5" style:family="paragraph" style:parent-style-name="Preformatted_20_Text">
      <style:paragraph-properties fo:text-align="center" style:justify-single-word="false"/>
      <style:text-properties officeooo:rsid="0001cc94" officeooo:paragraph-rsid="0001cc94"/>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lossaire</text:p>
      <text:p text:style-name="P1"/>
      <text:p text:style-name="P3">Metal à nu</text:p>
      <text:p text:style-name="P2"/>
      <text:p text:style-name="P1"><text:s text:c="4"/>Un système sans système d'exploitation (à part entière), par exemple un système basé sur MCU. Lorsqu'il est exécuté sur un système Baremetal, MicroPython devient efficacement son système d'exploitation face à l'utilisateur avec un interpréteur de commande (REPL).</text:p>
      <text:p text:style-name="P1">planche</text:p>
      <text:p text:style-name="P1"><text:s text:c="4"/>Un circuit imprimé. Souvent, le terme est utilisé pour désigner un modèle particulier de système MCU. Parfois, il est utilisé pour faire référence au port MicroPython à une carte particulière (et peut ensuite faire référence à des ports «sans carte» comme le port Unix).</text:p>
      <text:p text:style-name="P1">tuple appartenant à l'appelé</text:p>
      <text:p text:style-name="P1"><text:s text:c="4"/>Un tuple renvoyé par une fonction / méthode intégrée, contenant des données valides pour un temps limité, généralement jusqu'au prochain appel à la même fonction (ou à un groupe de fonctions connexes). Après le prochain appel, les données du tuple peuvent être modifiées. Ceci conduit à la restriction suivante sur l'utilisation des n-uplets appelés - les références à ceux-ci ne peuvent pas être stockées. La seule opération valide consiste à en extraire des valeurs (y compris une copie). Les tuples appartenant à un client est une construction spécifique à MicroPython (non disponible dans le langage Python général), introduite pour l'optimisation de l'allocation de mémoire. L'idée est que le tuple appartenant à l'appelé soit attribué une fois et stocké du côté de l'appelé. Les appels suivants ne nécessitent pas d’attribution, ce qui permet de renvoyer plusieurs valeurs lorsque l’attribution est impossible (par exemple dans un contexte d’interruption) ou non souhaitable (car l’attribution entraîne de manière inhérente une fragmentation de la mémoire). Notez que les tuples appartenant à des appelés sont effectivement des tuples mutables, ce qui constitue une exception à la règle de Python selon laquelle les tuples sont immuables. (Il peut être intéressant de savoir pourquoi les n-uplets ont été utilisés à cette fin, au lieu de listes mutables - la raison en est que les listes sont également modifiables du côté de l’application de l’utilisateur, de sorte qu’un utilisateur puisse faire des choses sur une liste appartenant à l’appel n'attend pas et peut conduire à des problèmes, un tuple est protégé de cela.)</text:p>
      <text:p text:style-name="P2"/>
      <text:p text:style-name="P3">Cpython</text:p>
      <text:p text:style-name="P3"/>
      <text:p text:style-name="P1"><text:s text:c="4"/><text:span text:style-name="T1">CPython</text:span> est l’implémentation de référence du langage de programmation Python, et le plus connu, utilisé par la plupart des utilisateurs. Il s'agit toutefois d'une des nombreuses implémentations (parmi lesquelles Jython, IronPython, PyPy et bien d'autres, y compris MicroPython). Comme il n’existe pas de spécification formelle du langage Python, mais uniquement de la documentation CPython, il n’est pas toujours facile de tracer une ligne de démarcation entre le langage Python et CPython, son implémentation particulière. Cela laisse cependant plus de liberté pour les autres implémentations. Par exemple, MicroPython fait beaucoup de choses différemment de CPython, tout en aspirant à être une implémentation du langage Python.</text:p>
      <text:p text:style-name="P1">MCU</text:p>
      <text:p text:style-name="P1"><text:s text:c="4"/></text:p>
      <text:p text:style-name="P1"><text:span text:style-name="T1"><text:s text:c="4"/>Microcontrôleur</text:span>. Les microcontrôleurs ont généralement beaucoup moins de ressources qu'un système informatique complet, mais ils sont plus petits, moins chers et nécessitent beaucoup moins d'énergie. MicroPython est conçu pour être suffisamment petit et optimisé pour fonctionner sur un microcontrôleur moderne.</text:p>
      <text:p text:style-name="P1">micropython-lib</text:p>
      <text:p text:style-name="P1"/>
      <text:p text:style-name="P1"><text:s text:c="4"/><text:span text:style-name="T1">MicroPython</text:span> est (généralement) distribué sous la forme d'un seul fichier exécutable / binaire avec seulement quelques modules intégrés. Il n’existe pas de bibliothèque standard étendue comparable à CPython. À la place, il existe un projet lié, mais séparé, micropython-lib, qui fournit des implémentations pour de nombreux modules de la bibliothèque standard de CPython. Cependant, un grand sous-ensemble de ces modules nécessite un environnement de type POSIX (Linux, <text:soft-page-break/>FreeBSD, MacOS, etc.; Windows peut être partiellement pris en charge) et ne fonctionnerait donc ou n'aurait de sens qu'avec le port MicroPython Unix. Certains sous-ensembles de modules sont toutefois utilisables également pour les ports baremetal.</text:p>
      <text:p text:style-name="P1"/>
      <text:p text:style-name="P1"><text:s text:c="4"/>Contrairement aux monolithiques CPython stdlib, les modules micropython-lib sont destinés à être installés individuellement - en utilisant la copie manuelle ou en utilisant upip.</text:p>
      <text:p text:style-name="P3"/>
      <text:p text:style-name="P3">Port MicroPython</text:p>
      <text:p text:style-name="P3"/>
      <text:p text:style-name="P1"><text:s text:c="4"/>MicroPython prend en charge différentes cartes, RTOS et systèmes d’exploitation et peut être adapté relativement facilement aux nouveaux systèmes. MicroPython prenant en charge un système particulier est appelé un «port» vers ce système. Différents ports peuvent avoir des fonctionnalités très différentes. Cette documentation se veut une référence des API génériques disponibles sur différents ports («MicroPython core»). Notez que certains ports peuvent encore omettre certaines API décrites ici (par exemple, en raison de contraintes de ressources). De telles différences, ainsi que les extensions spécifiques à un port autres que les fonctionnalités de base de MicroPython, seraient décrites dans la documentation spécifique à chaque port.</text:p>
      <text:p text:style-name="P1">Port MicroPython Unix</text:p>
      <text:p text:style-name="P1"><text:s text:c="4"/><text:span text:style-name="T1">Le port Unix</text:span> est l’un des principaux ports MicroPython. Il est conçu pour fonctionner sur les systèmes d'exploitation compatibles POSIX, tels que Linux, MacOS, FreeBSD, Solaris, etc. Il sert également de base au port Windows. L’importance du port Unix réside dans le fait qu’alors qu’il existe de nombreuses cartes différentes, de sorte que deux utilisateurs aléatoires ont rarement la même carte, presque tous les systèmes d’exploitation modernes ont un certain niveau de compatibilité POSIX, le port Unix constitue donc une sorte de «terrain d’entente». auquel tout utilisateur peut avoir accès. Ainsi, le port Unix est utilisé pour le prototypage initial, différents types de tests, le développement de fonctionnalités indépendantes de la machine, etc. Tous les utilisateurs de MicroPython, même ceux qui ne souhaitent qu'exécuter MicroPython sur des systèmes MCU, sont invités à se familiariser avec Unix ( ou Windows), car il s’agit d’une aide précieuse en matière de productivité et fait partie du flux de travail MicroPython normal.</text:p>
      <text:p text:style-name="P1">Port</text:p>
      <text:p text:style-name="P1"><text:s text:c="4"/><text:span text:style-name="T1">Port MicroPython</text:span> ou port <text:span text:style-name="T1">GPIO</text:span>. Si le contexte n’est pas clair, il est recommandé d’utiliser une spécification complète comme l’une des précédentes.</text:p>
      <text:p text:style-name="P1">courant</text:p>
      <text:p text:style-name="P1"><text:s text:c="4"/>Également appelé «objet de type fichier». Objet qui fournit un accès séquentiel en lecture-écriture aux données sous-jacentes. Un objet de flux implémente une interface correspondante, composée de méthodes telles que read (), write (), readinto (), seek (), flush (), close (), etc. Un flux est un concept important dans MicroPython. Les objets / O implémentent l'interface de flux et peuvent donc être utilisés de manière cohérente et interchangeable dans différents contextes. Pour plus d'informations sur les flux dans MicroPython, reportez-vous à la section module uio.</text:p>
      <text:p text:style-name="P1">upip</text:p>
      <text:p text:style-name="P1"><text:s text:c="4"/>(Littéralement, "micro pip"). Un paquet à gérer pour MicroPython, inspiré du pip de CPython, mais beaucoup plus petit et avec des fonctionnalités réduites. upip fonctionne à la fois sur le port Unix et sur le port Baremetal (ceux qui offrent un support de système de fichiers et de mise en réseau).</text:p>
      <text:p text:style-name="P1"/>
      <text:p text:style-name="P4">Le mode d'interprétation interactive de MicroPython (alias REPL)</text:p>
      <text:p text:style-name="P4"/>
      <text:p text:style-name="P1">Cette section présente certaines caractéristiques du mode interpréteur interactif MicroPython. Un terme couramment utilisé pour cela est REPL (lecture-évaluation-impression-boucle) qui sera utilisé pour faire référence à cette invite interactive.</text:p>
      <text:p text:style-name="P1">Mise en retrait automatique</text:p>
      <text:p text:style-name="P1"><text:soft-page-break/></text:p>
      <text:p text:style-name="P1">Lorsque vous tapez des instructions python se terminant par deux points (par exemple, si, pour, tant que), l'invite se transformera en trois points (…) et le curseur sera mis en retrait par 4 espaces. Lorsque vous appuyez sur la touche Entrée, la ligne suivante reste au même niveau d’indentation pour les instructions régulières ou à un niveau d’indentation supplémentaire, le cas échéant. Si vous appuyez sur la touche Retour arrière, le niveau d’indentation sera annulé.</text:p>
      <text:p text:style-name="P1"/>
      <text:p text:style-name="P1">Si votre curseur se trouve tout au début, appuyez sur RETURN pour exécuter le code que vous avez entré. Ce qui suit montre ce que vous avez vu après la saisie d’une instruction for (le trait de soulignement indique la position du curseur):</text:p>
      <text:p text:style-name="P1"/>
      <text:p text:style-name="P1">&gt;&gt;&gt; pour i dans la gamme (30):</text:p>
      <text:p text:style-name="P1">... _</text:p>
      <text:p text:style-name="P1"/>
      <text:p text:style-name="P1">Si vous entrez ensuite une instruction if, un niveau d'indentation supplémentaire sera fourni:</text:p>
      <text:p text:style-name="P1"/>
      <text:p text:style-name="P1">&gt;&gt;&gt; pour i dans la gamme (30):</text:p>
      <text:p text:style-name="P1">... si j'ai&gt; 3:</text:p>
      <text:p text:style-name="P1">... _</text:p>
      <text:p text:style-name="P1">Maintenant, entrez pause suivie de RETURN et appuyez sur RETOUR:</text:p>
      <text:p text:style-name="P1"/>
      <text:p text:style-name="P1">&gt;&gt;&gt; pour i dans la gamme (30):</text:p>
      <text:p text:style-name="P1">... si j'ai&gt; 3:</text:p>
      <text:p text:style-name="P1">... <text:s text:c="8"/>Pause</text:p>
      <text:p text:style-name="P1">... _</text:p>
      <text:p text:style-name="P1"/>
      <text:p text:style-name="P1">Enfin, tapez print (i), appuyez sur RETURN, appuyez sur RETOUR ARRIÈRE et appuyez à nouveau sur RETURN:</text:p>
      <text:p text:style-name="P1"/>
      <text:p text:style-name="P1">&gt;&gt;&gt; pour i dans la gamme (30):</text:p>
      <text:p text:style-name="P1">... si j'ai&gt; 3:</text:p>
      <text:p text:style-name="P1">... <text:s text:c="8"/>Pause</text:p>
      <text:p text:style-name="P1">... imprimer (i)</text:p>
      <text:p text:style-name="P1">...</text:p>
      <text:p text:style-name="P1">0</text:p>
      <text:p text:style-name="P1">1</text:p>
      <text:p text:style-name="P1">2</text:p>
      <text:p text:style-name="P1">3</text:p>
      <text:p text:style-name="P1">&gt;&gt;&gt;</text:p>
      <text:p text:style-name="P1">L'indentation automatique ne sera pas appliquée si les deux lignes précédentes étaient toutes des espaces. Cela signifie que vous pouvez finir de saisir une instruction composée en appuyant deux fois sur RETURN, puis une troisième pression se terminera et s'exécutera.</text:p>
      <text:p text:style-name="P1"/>
      <text:p text:style-name="P3">Auto-complétion</text:p>
      <text:p text:style-name="P1"/>
      <text:p text:style-name="P1">Lors de la saisie d'une commande dans le REPL, si la ligne saisie correspond au début du nom de quelque chose, appuyer sur la touche TAB affichera les éléments possibles pouvant être entrés. Par exemple, commencez par importer le module de la machine en saisissant importer machine et en appuyant sur RETOUR. Ensuite, tapez m et appuyez sur la touche TAB. Entrez un point. et appuyez à nouveau sur TAB. Vous devriez voir quelque chose comme:</text:p>
      <text:p text:style-name="P1"/>
      <text:p text:style-name="P1">&gt;&gt;&gt; machine.</text:p>
      <text:p text:style-name="P1">__name__ info unique_id reset</text:p>
      <text:p text:style-name="P1">chargeur de démarrage freq rng inactif</text:p>
      <text:p text:style-name="P1">sleep deepsleep disable_irq enable_irq</text:p>
      <text:p text:style-name="P1">Épingle</text:p>
      <text:p text:style-name="P1"/>
      <text:p text:style-name="P1">Le mot sera développé autant que possible jusqu'à ce que plusieurs possibilités <text:soft-page-break/>existent. Par exemple, tapez machine.Pin.AF3 et appuyez sur TAB. Il se développera ensuite en machine.Pin.AF3_TIM. En appuyant une deuxième fois sur TAB, les extensions possibles seront affichées:</text:p>
      <text:p text:style-name="P1"/>
      <text:p text:style-name="P1">&gt;&gt;&gt; machine.Pin.AF3_TIM</text:p>
      <text:p text:style-name="P1">AF3_TIM10 AF3_TIM11 AF3_TIM8 AF3_TIM9</text:p>
      <text:p text:style-name="P1">&gt;&gt;&gt; machine.Pin.AF3_TIM</text:p>
      <text:p text:style-name="P1"/>
      <text:p text:style-name="P3">Interrompre un programme en cours</text:p>
      <text:p text:style-name="P1"/>
      <text:p text:style-name="P1">Vous pouvez interrompre un programme en cours en appuyant sur Ctrl-C. Cela déclenchera un KeyboardInterrupt qui vous ramènera au REPL, à condition que votre programme n’intercepte pas l’exception KeyboardInterrupt.</text:p>
      <text:p text:style-name="P1"/>
      <text:p text:style-name="P1">Par exemple:</text:p>
      <text:p text:style-name="P1"/>
      <text:p text:style-name="P1">&gt;&gt;&gt; pour i dans la gamme (1000000):</text:p>
      <text:p text:style-name="P1">... imprimer (i)</text:p>
      <text:p text:style-name="P1">...</text:p>
      <text:p text:style-name="P1">0</text:p>
      <text:p text:style-name="P1">1</text:p>
      <text:p text:style-name="P1">2</text:p>
      <text:p text:style-name="P1">3</text:p>
      <text:p text:style-name="P1">...</text:p>
      <text:p text:style-name="P1">6466</text:p>
      <text:p text:style-name="P1">6467</text:p>
      <text:p text:style-name="P1">6468</text:p>
      <text:p text:style-name="P1">Traceback (dernier appel le plus récent):</text:p>
      <text:p text:style-name="P1"><text:s text:c="2"/>Fichier "&lt;stdin&gt;", ligne 2, dans &lt;module&gt;</text:p>
      <text:p text:style-name="P1">KeyboardInterrupt:</text:p>
      <text:p text:style-name="P1">&gt;&gt;&gt;</text:p>
      <text:p text:style-name="P1"/>
      <text:p text:style-name="P3">Mode coller</text:p>
      <text:p text:style-name="P1"/>
      <text:p text:style-name="P1">Si vous souhaitez coller du code dans la fenêtre de votre terminal, la fonctionnalité d'indentation automatique va tout gâcher. Par exemple, si vous aviez le code python suivant:</text:p>
      <text:p text:style-name="P1"/>
      <text:p text:style-name="P1">def foo ():</text:p>
      <text:p text:style-name="P1"><text:s text:c="4"/>print ('Ceci est un test pour montrer le mode coller')</text:p>
      <text:p text:style-name="P1"><text:s text:c="4"/>print ('Voici une seconde ligne')</text:p>
      <text:p text:style-name="P1">foo ()</text:p>
      <text:p text:style-name="P1"/>
      <text:p text:style-name="P1">et vous essayez de coller ceci dans le REPL normal, alors vous verrez quelque chose comme ceci:</text:p>
      <text:p text:style-name="P1"/>
      <text:p text:style-name="P1">&gt;&gt;&gt; def foo ():</text:p>
      <text:p text:style-name="P1">... print ('Ceci est un test pour montrer le mode coller')</text:p>
      <text:p text:style-name="P1">... print ('Voici une deuxième ligne')</text:p>
      <text:p text:style-name="P1">... foo ()</text:p>
      <text:p text:style-name="P1">...</text:p>
      <text:p text:style-name="P1"><text:s text:c="2"/>Fichier "&lt;stdin&gt;", ligne 3</text:p>
      <text:p text:style-name="P1">IndentationError: retrait imprévu</text:p>
      <text:p text:style-name="P1"/>
      <text:p text:style-name="P1">Si vous appuyez sur Ctrl-E, vous passerez en mode Coller, ce qui désactive essentiellement la fonctionnalité d'indentation automatique et modifie l'invite de &gt;&gt;&gt; en ===. Par exemple:</text:p>
      <text:p text:style-name="P1"/>
      <text:p text:style-name="P1">&gt;&gt;&gt;</text:p>
      <text:p text:style-name="P1">mode coller; Ctrl-C pour annuler, Ctrl-D pour terminer</text:p>
      <text:p text:style-name="P1">=== def foo ():</text:p>
      <text:p text:style-name="P1">=== print ('Ceci est un test pour montrer le mode coller')</text:p>
      <text:p text:style-name="P1">=== print ('Voici une seconde ligne')</text:p>
      <text:p text:style-name="P1"><text:soft-page-break/>=== foo ()</text:p>
      <text:p text:style-name="P1">===</text:p>
      <text:p text:style-name="P1">Ceci est un test pour montrer le mode coller</text:p>
      <text:p text:style-name="P1">Voici une deuxième ligne</text:p>
      <text:p text:style-name="P1">&gt;&gt;&gt;</text:p>
      <text:p text:style-name="P1"/>
      <text:p text:style-name="P1">Le mode Coller permet de coller des lignes vides. Le texte collé est compilé comme s'il s'agissait d'un fichier. Appuyez sur Ctrl-D pour quitter le mode Coller et lancer la compilation.</text:p>
      <text:p text:style-name="P1"/>
      <text:p text:style-name="P3">Redémarrage en douceur</text:p>
      <text:p text:style-name="P1"/>
      <text:p text:style-name="P1">Une réinitialisation logicielle réinitialisera l’interpréteur python, mais ne tentera pas de réinitialiser la méthode de connexion à la carte MicroPython (USB-série ou Wifi).</text:p>
      <text:p text:style-name="P1"/>
      <text:p text:style-name="P1">Vous pouvez effectuer une réinitialisation à partir du REPL en appuyant sur Ctrl-D, ou à partir de votre code python en exécutant:</text:p>
      <text:p text:style-name="P1"/>
      <text:p text:style-name="P1">machine.soft_reset ()</text:p>
      <text:p text:style-name="P1"/>
      <text:p text:style-name="P1">Par exemple, si vous réinitialisez votre carte MicroPython et exécutez une commande dir (), vous verrez quelque chose comme ceci:</text:p>
      <text:p text:style-name="P1"/>
      <text:p text:style-name="P1">&gt;&gt;&gt; dir ()</text:p>
      <text:p text:style-name="P1">['__name__', 'pyb']</text:p>
      <text:p text:style-name="P1"/>
      <text:p text:style-name="P1">Maintenant, créez des variables et répétez la commande dir ():</text:p>
      <text:p text:style-name="P1"/>
      <text:p text:style-name="P1">&gt;&gt;&gt; i = 1</text:p>
      <text:p text:style-name="P1">&gt;&gt;&gt; j = 23</text:p>
      <text:p text:style-name="P1">&gt;&gt;&gt; x = 'abc'</text:p>
      <text:p text:style-name="P1">&gt;&gt;&gt; dir ()</text:p>
      <text:p text:style-name="P1">['j', 'x', '__name__', 'pyb', 'i']</text:p>
      <text:p text:style-name="P1">&gt;&gt;&gt;</text:p>
      <text:p text:style-name="P1"/>
      <text:p text:style-name="P1">Maintenant, si vous entrez Ctrl-D et répétez la commande dir (), vous verrez que vos variables n'existent plus:</text:p>
      <text:p text:style-name="P1"/>
      <text:p text:style-name="P1">PYB: synchroniser les systèmes de fichiers</text:p>
      <text:p text:style-name="P1">PYB: redémarrage en douceur</text:p>
      <text:p text:style-name="P1">MicroPython v1.5-51-g6f70283-dirty le 2015-10-30; PYBv1.0 avec STM32F405RG</text:p>
      <text:p text:style-name="P1">Tapez "help ()" pour plus d'informations.</text:p>
      <text:p text:style-name="P1">&gt;&gt;&gt; dir ()</text:p>
      <text:p text:style-name="P1">['__name__', 'pyb']</text:p>
      <text:p text:style-name="P1">&gt;&gt;&gt;</text:p>
      <text:p text:style-name="P1"/>
      <text:p text:style-name="P3">La variable spéciale _ (trait de soulignement)</text:p>
      <text:p text:style-name="P1"/>
      <text:p text:style-name="P1">Lorsque vous utilisez le REPL, vous pouvez effectuer des calculs et voir les résultats. MicroPython stocke les résultats de l'instruction précédente dans la variable _ (trait de soulignement). Vous pouvez donc utiliser le trait de soulignement pour enregistrer le résultat dans une variable. Par exemple:</text:p>
      <text:p text:style-name="P1"/>
      <text:p text:style-name="P1">&gt;&gt;&gt; 1 + 2 + 3 + 4 + 5</text:p>
      <text:p text:style-name="P1">15</text:p>
      <text:p text:style-name="P1">&gt;&gt;&gt; x = _</text:p>
      <text:p text:style-name="P1">&gt;&gt;&gt; x</text:p>
      <text:p text:style-name="P1">15</text:p>
      <text:p text:style-name="P1">&gt;&gt;&gt;</text:p>
      <text:p text:style-name="P1"/>
      <text:p text:style-name="P3">Mode brut</text:p>
      <text:p text:style-name="P1"/>
      <text:p text:style-name="P1"><text:soft-page-break/>Le mode brut n'est pas quelque chose qu'une personne utiliserait normalement. Il est destiné à une utilisation programmatique. Il se comporte essentiellement comme le mode coller avec écho désactivé.</text:p>
      <text:p text:style-name="P1"/>
      <text:p text:style-name="P1">Le mode brut est entré en utilisant Ctrl-A. Vous envoyez ensuite votre code python, suivi d'un Ctrl-D. Ctrl-D sera acquitté par ‘OK’ puis le code python sera compilé et exécuté. Toute sortie (ou erreur) sera renvoyée. Entrer Ctrl-B quittera le mode brut et renverra le REPL normal (aka convivial).</text:p>
      <text:p text:style-name="P1"/>
      <text:p text:style-name="P1">Le programme tools / pyboard.py utilise le REPL brut pour exécuter les fichiers python sur la carte MicroPython.</text:p>
      <text:p text:style-name="P1"/>
      <text:p text:style-name="P1"/>
      <text:p text:style-name="P3">Écrire des gestionnaires d'interruptions</text:p>
      <text:p text:style-name="P1"/>
      <text:p text:style-name="P1">Sur un matériel approprié, MicroPython offre la possibilité d’écrire des gestionnaires d’interruptions en Python. Les gestionnaires d’interruption - également appelés routines de service d’interruption (ISR) - sont définis comme des fonctions de rappel. Celles-ci sont exécutées en réponse à un événement tel qu'un déclencheur de minuterie ou un changement de tension sur une broche. De tels événements peuvent survenir à n'importe quel moment de l'exécution du code du programme. Cela entraîne des conséquences importantes, certaines spécifiques au langage MicroPython. D'autres sont communs à tous les systèmes capables de réagir à des événements en temps réel. Ce document aborde d’abord les problèmes linguistiques spécifiques, suivis d’une brève introduction à la programmation en temps réel pour les débutants.</text:p>
      <text:p text:style-name="P1"/>
      <text:p text:style-name="P1">Cette introduction utilise des termes vagues tels que «lent» ou «aussi vite que possible». Ceci est délibéré, car les vitesses dépendent de l'application. Les durées acceptables pour un ISR dépendent de la vitesse à laquelle les interruptions se produisent, de la nature du programme principal et de la présence d'autres événements simultanés.</text:p>
      <text:p text:style-name="P1"/>
      <text:p text:style-name="P2">Conseils et pratiques recommandées</text:p>
      <text:p text:style-name="P1"/>
      <text:p text:style-name="P1">Ceci résume les points détaillés ci-dessous et énumère les principales recommandations pour le code du gestionnaire d’interruptions.</text:p>
      <text:p text:style-name="P1"/>
      <text:p text:style-name="P1"><text:s text:c="4"/>Gardez le code aussi court et simple que possible.</text:p>
      <text:p text:style-name="P1"><text:s text:c="4"/>Évitez l’allocation de mémoire: pas d’ajout de liste ni d’insertion dans des dictionnaires, pas de virgule flottante.</text:p>
      <text:p text:style-name="P1"><text:s text:c="4"/>Envisagez d'utiliser micropython.schedule pour contourner la contrainte ci-dessus.</text:p>
      <text:p text:style-name="P1"><text:s text:c="4"/>Lorsqu'un ISR renvoie plusieurs octets, utilisez un tableau prédéfini. Si plusieurs entiers doivent être partagés entre un ISR et le programme principal, envisagez un tableau (array.array).</text:p>
      <text:p text:style-name="P1"><text:s text:c="4"/>Lorsque les données sont partagées entre le programme principal et un ISR, envisagez de désactiver les interruptions avant d'accéder aux données du programme principal et de les réactiver immédiatement après (voir Sections critiques).</text:p>
      <text:p text:style-name="P1"><text:s text:c="4"/>Allouez un tampon d'exception d'urgence (voir ci-dessous).</text:p>
      <text:p text:style-name="P1"/>
      <text:p text:style-name="P2">Problèmes MicroPython</text:p>
      <text:p text:style-name="P2">Le tampon d'exception d'urgence</text:p>
      <text:p text:style-name="P1"/>
      <text:p text:style-name="P1">Si une erreur se produit dans un ISR, MicroPython ne peut pas générer de rapport d'erreur sauf si un tampon spécial est créé à cet effet. Le débogage est simplifié si le code suivant est inclus dans tout programme utilisant des interruptions.</text:p>
      <text:p text:style-name="P1"/>
      <text:p text:style-name="P1">importer un micropython</text:p>
      <text:p text:style-name="P1">micropython.alloc_emergency_exception_buf (100)</text:p>
      <text:p text:style-name="P1"/>
      <text:p text:style-name="P2"><text:soft-page-break/>Simplicité</text:p>
      <text:p text:style-name="P2"/>
      <text:p text:style-name="P1">Pour diverses raisons, il est important de garder le code ISR aussi court et simple que possible. Il ne doit faire que ce qui doit être fait immédiatement après l'événement qui l'a provoqué: les opérations pouvant être différées doivent être déléguées à la boucle de programme principale. En règle générale, un ISR traite le périphérique matériel à l'origine de l'interruption, le préparant ainsi à la prochaine interruption. Il communiquera avec la boucle principale en mettant à jour les données partagées pour indiquer que l'interruption s'est produite et il y retournera. Un ISR devrait rendre le contrôle à la boucle principale le plus rapidement possible. Ce n'est pas un problème spécifique à MicroPython et est traité plus en détail ci-dessous.</text:p>
      <text:p text:style-name="P1">Communication entre un ISR et le programme principal</text:p>
      <text:p text:style-name="P1"/>
      <text:p text:style-name="P1">Normalement, un ISR doit communiquer avec le programme principal. Le moyen le plus simple de le faire consiste à utiliser un ou plusieurs objets de données partagés, déclarés comme globaux ou partagés via une classe (voir ci-dessous). Cela comporte diverses restrictions et dangers, qui sont décrits plus en détail ci-dessous. Les entiers, les octets et les objets bytearray sont couramment utilisés à cette fin, ainsi que des tableaux (issus du module tableau) pouvant stocker divers types de données.</text:p>
      <text:p text:style-name="P1"/>
      <text:p text:style-name="P2">Utilisation de méthodes objet comme callbacks</text:p>
      <text:p text:style-name="P1"/>
      <text:p text:style-name="P1">MicroPython supporte cette technique puissante qui permet à un ISR de partager des variables d'instance avec le code sous-jacent. Il permet également à une classe implémentant un pilote de périphérique de prendre en charge plusieurs instances de périphérique. L’exemple suivant fait clignoter deux voyants à des vitesses différentes.</text:p>
      <text:p text:style-name="P1"/>
      <text:p text:style-name="P1">import pyb, micropython</text:p>
      <text:p text:style-name="P1">micropython.alloc_emergency_exception_buf (100)</text:p>
      <text:p text:style-name="P1">classe Foo (objet):</text:p>
      <text:p text:style-name="P1"><text:s text:c="4"/>def __init __ (self, timer, led):</text:p>
      <text:p text:style-name="P1"><text:s text:c="8"/>self.led = led</text:p>
      <text:p text:style-name="P1"><text:s text:c="8"/>timer.callback (self.cb)</text:p>
      <text:p text:style-name="P1"><text:s text:c="4"/>def cb (self, tim):</text:p>
      <text:p text:style-name="P1"><text:s text:c="8"/>self.led.toggle ()</text:p>
      <text:p text:style-name="P1"/>
      <text:p text:style-name="P1">rouge = Foo (pyb.Timer (4, freq = 1), pyb.LED (1))</text:p>
      <text:p text:style-name="P1">vert = Foo (pyb.Timer (2, fréq = 0,8), pyb.LED (2))</text:p>
      <text:p text:style-name="P1"/>
      <text:p text:style-name="P1">Dans cet exemple, l’instance rouge associe le temporisateur 4 à la DEL 1: lorsqu’une interruption du temporisateur 4 se produit, red.cb () est appelée, ce qui entraîne le changement d’état de la DEL 1. L'instance verte fonctionne de la même manière: une interruption de la minuterie 2 entraîne l'exécution de green.cb () et bascule le voyant 2. L'utilisation de méthodes d'instance présente deux avantages. Premièrement, une classe unique permet de partager le code entre plusieurs instances matérielles. Deuxièmement, en tant que méthode liée, le premier argument de la fonction de rappel est self. Cela permet au rappel d'accéder aux données de l'instance et de sauvegarder l'état entre les appels successifs. Par exemple, si la classe ci-dessus avait une variable self.count définie à zéro dans le constructeur, cb () pourrait incrémenter le compteur. Les instances rouge et verte maintiendraient alors des comptes indépendants du nombre de fois où chaque voyant a changé d'état.</text:p>
      <text:p text:style-name="P1"/>
      <text:p text:style-name="P2">Création d'objets Python</text:p>
      <text:p text:style-name="P1"/>
      <text:p text:style-name="P1">Les ISR ne peuvent pas créer d'instances d'objets Python. En effet, MicroPython doit allouer de la mémoire pour l'objet à partir d'un bloc de mémoire libre appelé le segment de mémoire. Cela n'est pas autorisé dans un gestionnaire d'interruption, car l'allocation de segment de mémoire n'est pas ré-entrante. En d'autres termes, l'interruption peut se produire lorsque le programme principal exécute partiellement une allocation - pour maintenir l'intégrité du segment de <text:soft-page-break/>mémoire, l'interpréteur interdit les allocations de mémoire dans le code ISR.</text:p>
      <text:p text:style-name="P1"/>
      <text:p text:style-name="P1">Conséquence: les ISR ne peuvent pas utiliser l’arithmétique en virgule flottante; En effet, les objets flottants sont des objets Python. De même, un ISR ne peut pas ajouter d’élément à une liste. En pratique, il peut être difficile de déterminer exactement quelle construction de code tentera de réaliser une allocation de mémoire et provoquera un message d'erreur: une autre raison de garder le code ISR bref et simple.</text:p>
      <text:p text:style-name="P1"/>
      <text:p text:style-name="P1">Une façon d'éviter ce problème est que l'ISR utilise des tampons pré-alloués. Par exemple, un constructeur de classe crée une instance bytearray et un indicateur booléen. La méthode ISR attribue des données aux emplacements dans la mémoire tampon et active l'indicateur. L'allocation de mémoire se produit dans le code du programme principal lorsque l'objet est instancié plutôt que dans l'ISR.</text:p>
      <text:p text:style-name="P1"/>
      <text:p text:style-name="P1">Les méthodes d'E / S de la bibliothèque MicroPython fournissent généralement une option permettant d'utiliser un tampon préalloué. Par exemple, pyb.i2c.recv () peut accepter un tampon mutable comme premier argument: cela permet son utilisation dans un ISR.</text:p>
      <text:p text:style-name="P1"/>
      <text:p text:style-name="P1">Un moyen de créer un objet sans employer une classe ou des globals est comme suit:</text:p>
      <text:p text:style-name="P1"/>
      <text:p text:style-name="P1">def set_volume (t, buf = bytearray (3)):</text:p>
      <text:p text:style-name="P1"><text:s text:c="4"/>buf [0] = 0xa5</text:p>
      <text:p text:style-name="P1"><text:s text:c="4"/>buf [1] = t &gt;&gt; 4</text:p>
      <text:p text:style-name="P1"><text:s text:c="4"/>buf [2] = 0x5a</text:p>
      <text:p text:style-name="P1"><text:s text:c="4"/>retour buf</text:p>
      <text:p text:style-name="P1"/>
      <text:p text:style-name="P1">Le compilateur instancie l’argument buf par défaut lorsque la fonction est chargée pour la première fois (généralement lorsque le module dans lequel elle se trouve est importé).</text:p>
      <text:p text:style-name="P1"/>
      <text:p text:style-name="P1">Une instance de création d'objet se produit lorsqu'une référence à une méthode liée est créée. Cela signifie qu'un ISR ne peut pas transmettre une méthode liée à une fonction. Une solution consiste à créer une référence à la méthode liée dans le constructeur de classe et à transmettre cette référence dans l'ISR. Par exemple:</text:p>
      <text:p text:style-name="P1"/>
      <text:p text:style-name="P1">classe Foo ():</text:p>
      <text:p text:style-name="P1"><text:s text:c="4"/>def __init __ (auto):</text:p>
      <text:p text:style-name="P1"><text:s text:c="8"/>self.bar_ref = self.bar # L'allocation a lieu ici</text:p>
      <text:p text:style-name="P1"><text:s text:c="8"/>self.x = 0.1</text:p>
      <text:p text:style-name="P1"><text:s text:c="8"/>tim = pyb.Timer (4)</text:p>
      <text:p text:style-name="P1"><text:s text:c="8"/>tim.init (freq = 2)</text:p>
      <text:p text:style-name="P1"><text:s text:c="8"/>tim.callback (self.cb)</text:p>
      <text:p text:style-name="P1"/>
      <text:p text:style-name="P1"><text:s text:c="4"/>barre def (auto, _):</text:p>
      <text:p text:style-name="P1"><text:s text:c="8"/>self.x * = 1.2</text:p>
      <text:p text:style-name="P1"><text:s text:c="8"/>print (self.x)</text:p>
      <text:p text:style-name="P1"/>
      <text:p text:style-name="P1"><text:s text:c="4"/>def cb (self, t):</text:p>
      <text:p text:style-name="P1"><text:s text:c="8"/># Passer self.bar causerait une allocation.</text:p>
      <text:p text:style-name="P1"><text:s text:c="8"/>micropython.schedule (self.bar_ref, 0)</text:p>
      <text:p text:style-name="P1"/>
      <text:p text:style-name="P1">D'autres techniques consistent à définir et instancier la méthode dans le constructeur ou à passer Foo.bar () avec l'argument self.</text:p>
      <text:p text:style-name="P1"/>
      <text:p text:style-name="P2">Utilisation d'objets Python</text:p>
      <text:p text:style-name="P1"/>
      <text:p text:style-name="P1">Une autre restriction sur les objets résulte de la façon dont Python fonctionne. Lorsqu'une instruction d'importation est exécutée, le code Python est compilé en bytecode, une ligne de code étant généralement mappée à plusieurs bytecodes. <text:soft-page-break/>Lorsque le code est exécuté, l'interpréteur lit chaque bytecode et l'exécute sous la forme d'une série d'instructions de code machine. Etant donné qu'une interruption peut survenir à tout moment entre les instructions de code machine, la ligne de code Python d'origine peut n'être que partiellement exécutée. Par conséquent, un objet Python tel qu'un ensemble, une liste ou un dictionnaire modifié dans la boucle principale peut manquer de cohérence interne au moment de l'interruption.</text:p>
      <text:p text:style-name="P1"/>
      <text:p text:style-name="P1">Un résultat typique est comme suit. Dans de rares cas, l'ISR s'exécutera au moment précis où l'objet est partiellement mis à jour. Lorsque l’ISR essaie de lire l’objet, un blocage se produit. Comme ces problèmes surviennent généralement à de rares occasions, ils peuvent être difficiles à diagnostiquer. Il existe des moyens de contourner ce problème, décrits dans les sections critiques ci-dessous.</text:p>
      <text:p text:style-name="P1"/>
      <text:p text:style-name="P1">Il est important d’être clair sur ce qui constitue la modification d’un objet. Une modification d'un type intégré tel qu'un dictionnaire pose problème. La modification du contenu d'un tableau ou d'un bytearray ne l'est pas. En effet, les octets ou les mots sont écrits en une seule instruction de code machine qui ne soit pas interruptible: dans le langage de la programmation en temps réel, l’écriture est atomique. Un objet défini par l'utilisateur peut instancier un entier, un tableau ou un bytearray. Il est valable que la boucle principale et les ISR en modifient le contenu.</text:p>
      <text:p text:style-name="P1"/>
      <text:p text:style-name="P1">MicroPython prend en charge les entiers de précision arbitraire. Les valeurs comprises entre 2 ** 30 -1 et -2 ** 30 seront stockées dans un seul mot machine. Les valeurs plus grandes sont stockées en tant qu'objets Python. Par conséquent, les modifications apportées à des entiers longs ne peuvent pas être considérées comme atomiques. L’utilisation d’entiers longs dans les ISR est dangereuse, car l’allocation de mémoire peut être tentée à mesure que la valeur de la variable change.</text:p>
      <text:p text:style-name="P1"/>
      <text:p text:style-name="P2">Surmonter la limite de flottement</text:p>
      <text:p text:style-name="P1"/>
      <text:p text:style-name="P1">En général, il est préférable d'éviter d'utiliser des éléments flottants dans le code ISR: les périphériques matériels gèrent normalement les entiers et la conversion en éléments flottants s'effectue normalement dans la boucle principale. Cependant, il existe quelques algorithmes DSP qui nécessitent une virgule flottante. Sur les plates-formes avec une virgule flottante matérielle (telle que Pyboard), l'assembleur inline ARM Thumb peut être utilisé pour contourner cette limitation. En effet, le processeur stocke les valeurs flottantes dans un mot machine. les valeurs peuvent être partagées entre l'ISR et le code du programme principal via un tableau de flottants.</text:p>
      <text:p text:style-name="P1"/>
      <text:p text:style-name="P2">Utilisation de micropython.schedule</text:p>
      <text:p text:style-name="P1"/>
      <text:p text:style-name="P1">Cette fonction permet à un ISR de planifier un rappel pour une exécution «très bientôt». Le rappel est mis en file d'attente pour une exécution qui aura lieu à un moment où le segment de mémoire n'est pas verrouillé. Par conséquent, il peut créer des objets Python et utiliser des flottants. Il est également garanti que le rappel s'exécute à un moment où le programme principal a terminé toute mise à jour d'objets Python. Le rappel ne rencontrera donc pas d'objets partiellement mis à jour.</text:p>
      <text:p text:style-name="P1"/>
      <text:p text:style-name="P1">L'utilisation typique consiste à gérer le matériel du capteur. L'ISR acquiert des données du matériel et lui permet d'émettre une autre interruption. Il planifie ensuite un rappel pour traiter les données.</text:p>
      <text:p text:style-name="P1"/>
      <text:p text:style-name="P1">Les rappels programmés doivent être conformes aux principes de conception des gestionnaires d'interruptions décrits ci-dessous. Cela permet d'éviter les problèmes résultant de l'activité d'E / S et de la modification des données partagées pouvant survenir dans tout code préempte de la boucle de programme principale.</text:p>
      <text:p text:style-name="P1"/>
      <text:p text:style-name="P1"><text:soft-page-break/>Le temps d'exécution doit être considéré en fonction de la fréquence à laquelle les interruptions peuvent se produire. Si une interruption se produit pendant l'exécution du rappel précédent, une autre instance du rappel sera mise en file d'attente pour exécution; cela fonctionnera une fois l'instance actuelle terminée. Un taux de répétition d'interruptions élevé et soutenu comporte donc un risque de croissance de la file d'attente sans contrainte et d'échec éventuel avec une erreur RuntimeError.</text:p>
      <text:p text:style-name="P1"/>
      <text:p text:style-name="P1">Si le rappel à transmettre à schedule () est une méthode liée, tenez compte de la note dans «Création d'objets Python».</text:p>
      <text:p text:style-name="P1"/>
      <text:p text:style-name="P2">Exceptions</text:p>
      <text:p text:style-name="P1"/>
      <text:p text:style-name="P1">Si un ISR déclenche une exception, il ne se propage pas dans la boucle principale. L'interruption sera désactivée sauf si l'exception est gérée par le code ISR.</text:p>
      <text:p text:style-name="P1"/>
      <text:p text:style-name="P2">Questions générales</text:p>
      <text:p text:style-name="P1"/>
      <text:p text:style-name="P1">Ceci est simplement une brève introduction au sujet de la programmation en temps réel. Les débutants doivent noter que les erreurs de conception dans les programmes en temps réel peuvent entraîner des erreurs particulièrement difficiles à diagnostiquer. En effet, ils peuvent se produire rarement et à des intervalles essentiellement aléatoires. Il est essentiel de bien concevoir le projet initial et d'anticiper les problèmes avant qu'ils ne surviennent. Les gestionnaires d'interruptions et le programme principal doivent être conçus en tenant compte des problèmes suivants.</text:p>
      <text:p text:style-name="P1"/>
      <text:p text:style-name="P2">Conception du gestionnaire d'interruptions</text:p>
      <text:p text:style-name="P1"/>
      <text:p text:style-name="P1">Comme mentionné ci-dessus, les ISR doivent être conçus pour être aussi simples que possible. Ils doivent toujours revenir dans un délai court et prévisible. Ceci est important car lorsque l'ISR est en cours d'exécution, la boucle principale ne l'est pas: la boucle principale subit inévitablement des pauses dans son exécution à des points aléatoires du code. De telles pauses peuvent être une source difficile à diagnostiquer, en particulier si leur durée est longue ou variable. Afin de comprendre les implications du temps d'exécution des ISR, une compréhension de base des priorités d'interruption est nécessaire.</text:p>
      <text:p text:style-name="P1"/>
      <text:p text:style-name="P1">Les interruptions sont organisées selon un schéma de priorité. Le code ISR peut lui-même être interrompu par une interruption de priorité supérieure. Cela a des implications si les deux interruptions partagent des données (voir Sections critiques ci-dessous). Si une telle interruption se produit, elle interpose un retard dans le code ISR. Si une interruption de priorité inférieure se produit pendant l'exécution de l'ISR, elle sera retardée jusqu'à la fin de l'opération: si le délai est trop long, l'interruption de priorité inférieure peut échouer. Un autre problème avec les ISR lents est le cas où une seconde interruption du même type se produit pendant son exécution. La deuxième interruption sera traitée à la fin de la première. Toutefois, si le nombre d'interruptions entrantes dépasse systématiquement la capacité de l'ISR de les desservir, le résultat ne sera pas heureux.</text:p>
      <text:p text:style-name="P1"/>
      <text:p text:style-name="P1">Par conséquent, les constructions en boucle doivent être évitées ou minimisées. Les E / S vers des périphériques autres que le périphérique d'interruption doivent normalement être évitées: les E / S telles que l'accès au disque, les instructions d'impression et l'accès UART sont relativement lents et leur durée peut varier. Un autre problème ici est que les fonctions de système de fichiers ne sont pas réentrantes: utiliser des E / S de système de fichiers dans un ISR et le programme principal présenterait un risque. De manière cruciale, le code ISR ne doit pas attendre un événement. Les E / S sont acceptables si le retour du code dans un délai prévisible, par exemple le basculement d'une broche ou d'un voyant, est garanti. L'accès au dispositif d'interruption via I2C ou SPI peut être nécessaire, mais le temps nécessaire à ces accès doit être calculé ou mesuré et son impact sur l'application évalué.</text:p>
      <text:p text:style-name="P1"><text:soft-page-break/>Il est généralement nécessaire de partager des données entre l'ISR et la boucle principale. Cela peut être fait soit via des variables globales, soit via des variables de classe ou d'instance. Les variables sont généralement des types entiers ou booléens, ou des tableaux d'entiers ou d'octets (un tableau d'entiers pré-alloué offre un accès plus rapide qu'une liste). Lorsque plusieurs valeurs sont modifiées par l'ISR, il est nécessaire de prendre en compte le cas où l'interruption se produit à un moment où le programme principal a accédé à certaines des valeurs, mais pas à toutes. Cela peut entraîner des incohérences.</text:p>
      <text:p text:style-name="P1"/>
      <text:p text:style-name="P1">Considérez le design suivant. Un ISR stocke les données entrantes dans un tableau de bord, puis ajoute le nombre d'octets reçus à un entier représentant le nombre total d'octets prêts à être traités. Le programme principal lit le nombre d'octets, traite les octets, puis efface le nombre d'octets prêts. Cela fonctionnera jusqu'à ce qu'une interruption se produise juste après que le programme principal ait lu le nombre d'octets. L'ISR place les données ajoutées dans la mémoire tampon et met à jour le numéro reçu, mais le programme principal a déjà lu le numéro et traite donc les données reçues à l'origine. Les octets nouvellement arrivés sont perdus.</text:p>
      <text:p text:style-name="P1"/>
      <text:p text:style-name="P1">Il existe différents moyens d'éviter ce risque, le plus simple étant d'utiliser un tampon circulaire. S'il n'est pas possible d'utiliser une structure avec une sécurité de filetage inhérente, d'autres méthodes sont décrites ci-dessous.</text:p>
      <text:p text:style-name="P1"/>
      <text:p text:style-name="P2">Réentrance</text:p>
      <text:p text:style-name="P2"/>
      <text:p text:style-name="P1">Un danger potentiel peut survenir si une fonction ou une méthode est partagée entre le programme principal et un ou plusieurs ISR ou entre plusieurs ISR. Le problème ici est que la fonction peut elle-même être interrompue et qu'une autre instance de cette fonction est exécutée. Si cela se produit, la fonction doit être conçue pour être réentrant. La façon dont cela est fait est un sujet avancé qui dépasse le cadre de ce tutoriel.</text:p>
      <text:p text:style-name="P1"/>
      <text:p text:style-name="P2">Sections critiques</text:p>
      <text:p text:style-name="P1"/>
      <text:p text:style-name="P1">Un exemple de section de code critique est celui qui accède à plusieurs variables pouvant être affectées par un ISR. Si l'interruption se produit entre les accès aux variables individuelles, leurs valeurs seront incohérentes. Il s'agit d'un exemple de danger connu sous le nom de condition de concurrence critique: les ISR et la course de boucle du programme principal pour modifier les variables. Pour éviter toute incohérence, un moyen doit être utilisé pour s'assurer que l'ISR ne modifie pas les valeurs pour la durée de la section critique. Une façon d'y parvenir consiste à émettre pyb.disable_irq () avant le début de la section et pyb.enable_irq () à la fin. Voici un exemple de cette approche:</text:p>
      <text:p text:style-name="P1">mporter pyb, micropython, array</text:p>
      <text:p text:style-name="P1">micropython.alloc_emergency_exception_buf (100)</text:p>
      <text:p text:style-name="P1"/>
      <text:p text:style-name="P1">classe BoundsException (Exception):</text:p>
      <text:p text:style-name="P1"><text:s text:c="4"/>passer</text:p>
      <text:p text:style-name="P1"/>
      <text:p text:style-name="P1">ARRAYSIZE = const (20)</text:p>
      <text:p text:style-name="P1">indice = 0</text:p>
      <text:p text:style-name="P1">data = array.array ('i', 0 pour x dans la plage (ARRAYSIZE))</text:p>
      <text:p text:style-name="P1"/>
      <text:p text:style-name="P1">def callback1 (t):</text:p>
      <text:p text:style-name="P1"><text:s text:c="4"/>données globales, index</text:p>
      <text:p text:style-name="P1"><text:s text:c="4"/>pour x dans l'intervalle (5):</text:p>
      <text:p text:style-name="P1"><text:s text:c="8"/>data [index] = pyb.rng () # simule l'entrée</text:p>
      <text:p text:style-name="P1"><text:s text:c="8"/>indice + = 1</text:p>
      <text:p text:style-name="P1"><text:s text:c="8"/>si index&gt; = ARRAYSIZE:</text:p>
      <text:p text:style-name="P1"><text:s text:c="12"/>lever BoundsException ('Limites du tableau dépassées')</text:p>
      <text:p text:style-name="P1"/>
      <text:p text:style-name="P1">tim4 = pyb.Timer (4, freq = 100, callback = callback1)</text:p>
      <text:p text:style-name="P1"/>
      <text:p text:style-name="P1"><text:soft-page-break/>pour la boucle dans la plage (1000):</text:p>
      <text:p text:style-name="P1"><text:s text:c="4"/>si index&gt; 0:</text:p>
      <text:p text:style-name="P1"><text:s text:c="8"/>irq_state = pyb.disable_irq () # Début de la section critique</text:p>
      <text:p text:style-name="P1"><text:s text:c="8"/>pour x dans la plage (index):</text:p>
      <text:p text:style-name="P1"><text:s text:c="12"/>print (données [x])</text:p>
      <text:p text:style-name="P1"><text:s text:c="8"/>indice = 0</text:p>
      <text:p text:style-name="P1"><text:s text:c="8"/>pyb.enable_irq (irq_state) # Fin de la section critique</text:p>
      <text:p text:style-name="P1"><text:s text:c="8"/>print ('boucle {}'. format (boucle))</text:p>
      <text:p text:style-name="P1"><text:s text:c="4"/>pyb.delay (1)</text:p>
      <text:p text:style-name="P1"/>
      <text:p text:style-name="P1">tim4.callback (aucun)</text:p>
      <text:p text:style-name="P1"/>
      <text:p text:style-name="P1">Une section critique peut comprendre une seule ligne de code et une seule variable. Considérez le fragment de code suivant.</text:p>
      <text:p text:style-name="P1"/>
      <text:p text:style-name="P1">compte = 0</text:p>
      <text:p text:style-name="P1">def cb (): # Un rappel d'interruption</text:p>
      <text:p text:style-name="P1"><text:s text:c="4"/>compte + = 1</text:p>
      <text:p text:style-name="P1">def main ():</text:p>
      <text:p text:style-name="P1"><text:s text:c="4"/># Code pour configurer le rappel d'interruption omis</text:p>
      <text:p text:style-name="P1"><text:s text:c="4"/>alors que vrai:</text:p>
      <text:p text:style-name="P1"><text:s text:c="8"/>compte + = 1</text:p>
      <text:p text:style-name="P1">Cet exemple illustre une source subtile de bugs. Le nombre de lignes + = 1 dans la boucle principale comporte un risque de condition de concurrence spécifique appelé lecture-modification-écriture. C’est une cause classique de bugs dans les systèmes temps réel. Dans la boucle principale, MicroPython lit la valeur de t.counter, y ajoute 1 et la réécrit. Dans de rares cas, l’interruption se produit après la lecture et avant l’écriture. L'interruption modifie t.counter mais sa modification est écrasée par la boucle principale au retour de l'ISR. Dans un système réel, cela pourrait conduire à des défaillances rares et imprévisibles.</text:p>
      <text:p text:style-name="P1"/>
      <text:p text:style-name="P1">Comme mentionné ci-dessus, il faut faire attention si une instance d'un type intégré Python est modifiée dans le code principal et si cette instance est utilisée dans un ISR. Le code effectuant la modification doit être considéré comme une section critique pour garantir que l'instance est dans un état valide lors de l'exécution de l'ISR.</text:p>
      <text:p text:style-name="P1"/>
      <text:p text:style-name="P1">Un soin particulier doit être pris si un jeu de données est partagé entre différents ISR. Le risque ici est que l’interruption de priorité supérieure puisse se produire lorsque l’intermédiaire de priorité inférieure a partiellement mis à jour les données partagées. La gestion de cette situation est un sujet avancé qui dépasse le cadre de cette introduction, à part le fait que les objets mutex décrits ci-dessous peuvent parfois être utilisés.</text:p>
      <text:p text:style-name="P1">Désactiver les interruptions pendant la durée d’une section critique est la façon la plus simple et la plus courante de procéder, mais elle désactive toutes les interruptions plutôt que simplement celle qui risque de poser des problèmes. Il est généralement indésirable de désactiver une interruption pendant longtemps. Dans le cas d'interruptions de minuterie, cela introduit une variabilité dans le temps auquel un rappel a lieu. En cas d'interruption de périphérique, cela peut entraîner un entretien trop tardif du périphérique, avec une possible perte de données ou des erreurs de dépassement du matériel du périphérique. Comme les ISR, une section critique du code principal doit avoir une durée courte et prévisible.</text:p>
      <text:p text:style-name="P1"/>
      <text:p text:style-name="P1">Une approche pour traiter les sections critiques qui réduit radicalement le temps pendant lequel les interruptions sont désactivées consiste à utiliser un objet appelé mutex (nom dérivé de la notion d'exclusion mutuelle). Le programme principal verrouille le mutex avant d'exécuter la section critique et le déverrouille à la fin. L'ISR teste si le mutex est verrouillé. Si c'est le cas, il évite la section critique et revient. Le défi de la conception consiste à définir ce que l’ISR doit faire dans le cas où l’accès aux variables critiques est refusé. Un exemple simple de mutex peut être trouvé ici. Notez que le code mutex désactive les interruptions, mais uniquement pour la durée de huit <text:soft-page-break/>instructions machine: l'avantage de cette approche est que les autres interruptions ne sont pratiquement pas affectées.</text:p>
      <text:p text:style-name="P1"/>
      <text:p text:style-name="P2">Les interruptions et le REPL</text:p>
      <text:p text:style-name="P1"/>
      <text:p text:style-name="P1">Les gestionnaires d'interruption, tels que ceux associés aux minuteries, peuvent continuer à s'exécuter après la fin du programme. Cela peut produire des résultats inattendus dans lesquels vous pourriez vous attendre à ce que l'objet qui appelle le rappel soit hors de portée. Par exemple sur le plateau:</text:p>
      <text:p text:style-name="P1"/>
      <text:p text:style-name="P1">def bar ():</text:p>
      <text:p text:style-name="P1"><text:s text:c="4"/>foo = pyb.Timer (2, freq = 4, rappel = lambda t: print ('.', end = ''))</text:p>
      <text:p text:style-name="P1"/>
      <text:p text:style-name="P1">bar()</text:p>
      <text:p text:style-name="P1"/>
      <text:p text:style-name="P1">Ceci continue à fonctionner jusqu'à ce que le timer soit explicitement désactivé ou que le tableau soit réinitialisé avec ctrl D.</text:p>
      <text:p text:style-name="P1"/>
      <text:p text:style-name="P5">=-=-=-=-=-=-=</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06T14:11:41.236610861</dc:date>
    <dc:creator>papy56 </dc:creator>
    <meta:generator>LibreOffice/4.2.8.2$Linux_X86_64 LibreOffice_project/420m0$Build-2</meta:generator>
    <meta:editing-duration>P0D</meta:editing-duration>
    <meta:editing-cycles>1</meta:editing-cycles>
    <meta:document-statistic meta:table-count="0" meta:image-count="0" meta:object-count="0" meta:page-count="13" meta:paragraph-count="275" meta:word-count="5691" meta:character-count="36968" meta:non-whitespace-character-count="31183"/>
  </office:meta>
</office:document-meta>
</file>